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23S" calcext:value-type="time">
            <text:p>18:13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29S" calcext:value-type="time">
            <text:p>18:13: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31S" calcext:value-type="time">
            <text:p>18:13:3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32S" calcext:value-type="time">
            <text:p>18:13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32S" calcext:value-type="time">
            <text:p>18:13:3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35S" calcext:value-type="time">
            <text:p>18:13:3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43S" calcext:value-type="time">
            <text:p>18:13:4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49S" calcext:value-type="time">
            <text:p>18:13: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52S" calcext:value-type="time">
            <text:p>18:13:5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56S" calcext:value-type="time">
            <text:p>18:13:5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3M57S" calcext:value-type="time">
            <text:p>18:13:5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06S" calcext:value-type="time">
            <text:p>18:14:0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06S" calcext:value-type="time">
            <text:p>18:14:0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15S" calcext:value-type="time">
            <text:p>18:14:1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27S" calcext:value-type="time">
            <text:p>18:14:2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33S" calcext:value-type="time">
            <text:p>18:14: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34S" calcext:value-type="time">
            <text:p>18:14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36S" calcext:value-type="time">
            <text:p>18:14:3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41S" calcext:value-type="time">
            <text:p>18:14:4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42S" calcext:value-type="time">
            <text:p>18:14:4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46S" calcext:value-type="time">
            <text:p>18:14:4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48S" calcext:value-type="time">
            <text:p>18:14:4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49S" calcext:value-type="time">
            <text:p>18:14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52S" calcext:value-type="time">
            <text:p>18:14:5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4M59S" calcext:value-type="time">
            <text:p>18:14:5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5M02S" calcext:value-type="time">
            <text:p>18:15:0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5M03S" calcext:value-type="time">
            <text:p>18:15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5M04S" calcext:value-type="time">
            <text:p>18:15:0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15S" calcext:value-type="time">
            <text:p>18:13:1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16S" calcext:value-type="time">
            <text:p>18:13:1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24S" calcext:value-type="time">
            <text:p>18:13:2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26S" calcext:value-type="time">
            <text:p>18:13:2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28S" calcext:value-type="time">
            <text:p>18:13:2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32S" calcext:value-type="time">
            <text:p>18:13:3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38S" calcext:value-type="time">
            <text:p>18:13:3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44S" calcext:value-type="time">
            <text:p>18:13:4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49S" calcext:value-type="time">
            <text:p>18:13:4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49S" calcext:value-type="time">
            <text:p>18:13:4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51S" calcext:value-type="time">
            <text:p>18:13:5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53S" calcext:value-type="time">
            <text:p>18:13:5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55S" calcext:value-type="time">
            <text:p>18:13:5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3M59S" calcext:value-type="time">
            <text:p>18:13:5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09S" calcext:value-type="time">
            <text:p>18:14:0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10S" calcext:value-type="time">
            <text:p>18:14:1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10S" calcext:value-type="time">
            <text:p>18:14:1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14S" calcext:value-type="time">
            <text:p>18:14:1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18S" calcext:value-type="time">
            <text:p>18:14:1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21S" calcext:value-type="time">
            <text:p>18:14:2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33S" calcext:value-type="time">
            <text:p>18:14:3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38S" calcext:value-type="time">
            <text:p>18:14:3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38S" calcext:value-type="time">
            <text:p>18:14: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39S" calcext:value-type="time">
            <text:p>18:14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40S" calcext:value-type="time">
            <text:p>18:14:4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40S" calcext:value-type="time">
            <text:p>18:14:4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51S" calcext:value-type="time">
            <text:p>18:14:5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53S" calcext:value-type="time">
            <text:p>18:14:5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54S" calcext:value-type="time">
            <text:p>18:14:5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4M58S" calcext:value-type="time">
            <text:p>18:14:5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5M03S" calcext:value-type="time">
            <text:p>18:15:0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5M03S" calcext:value-type="time">
            <text:p>18:15:0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3M30S" calcext:value-type="time">
            <text:p>18:13:3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4M04S" calcext:value-type="time">
            <text:p>18:14:04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4M48S" calcext:value-type="time">
            <text:p>18:14:4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5M02S" calcext:value-type="time">
            <text:p>18:15:0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3M24S" calcext:value-type="time">
            <text:p>18:13:2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3M48S" calcext:value-type="time">
            <text:p>18:13:48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4M34S" calcext:value-type="time">
            <text:p>18:14:34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4M57S" calcext:value-type="time">
            <text:p>18:14:57</text:p>
          </table:table-cell>
          <table:table-cell office:value-type="float" office:value="-88" calcext:value-type="float">
            <text:p>-88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4"/>
          <table:table-cell table:style-name="ce1"/>
        </table:table-row>
        <table:table-row table:style-name="ro1">
          <table:table-cell/>
          <table:table-cell table:style-name="ce4"/>
          <table:table-cell table:style-name="ce1"/>
        </table:table-row>
      </table:table>
      <table:named-expressions/>
      <table:database-ranges>
        <table:database-range table:name="__Anonymous_Sheet_DB__0" table:target-range-address="Sheet1.A2:Sheet1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52:59.969688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7:35.452720286</meta:creation-date>
    <meta:generator>LibreOffice/6.0.7.3$Linux_X86_64 LibreOffice_project/00m0$Build-3</meta:generator>
    <dc:date>2019-12-16T17:53:12.516473595</dc:date>
    <meta:editing-duration>PT4M40S</meta:editing-duration>
    <meta:editing-cycles>5</meta:editing-cycles>
    <meta:document-statistic meta:table-count="1" meta:cell-count="207" meta:object-count="0"/>
  </office:meta>
</office:document-meta>
</file>